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24.863cm"/>
    </style:style>
    <style:style style:name="pr8" style:family="presentation" style:parent-style-name="Default-outline1">
      <style:graphic-properties fo:min-height="14.136cm"/>
    </style:style>
    <style:style style:name="pr9" style:family="presentation" style:parent-style-name="Default-outline1">
      <style:graphic-properties fo:min-height="14.771cm"/>
    </style:style>
    <style:style style:name="pr10" style:family="presentation" style:parent-style-name="Default-outline1">
      <style:graphic-properties fo:min-height="16.932cm"/>
    </style:style>
    <style:style style:name="pr11" style:family="presentation" style:parent-style-name="Default-outline1">
      <style:graphic-properties fo:min-height="15.662cm"/>
    </style:style>
    <style:style style:name="P1" style:family="paragraph">
      <style:text-properties fo:font-size="32pt"/>
    </style:style>
    <style:style style:name="P2" style:family="paragraph">
      <style:paragraph-properties fo:margin-top="0cm" fo:margin-bottom="0.102cm"/>
    </style:style>
    <style:style style:name="P3" style:family="paragraph">
      <style:paragraph-properties fo:margin-top="0cm" fo:margin-bottom="0.914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/>
    </style:style>
    <style:style style:name="T3" style:family="text">
      <style:text-properties fo:color="#b84700" fo:font-weight="bold" style:font-weight-asian="bold" style:font-weight-complex="bold"/>
    </style:style>
    <style:style style:name="T4" style:family="text">
      <style:text-properties fo:font-family="'Lucida Console'" style:font-family-generic="modern" style:font-pitch="fixed" fo:font-size="20pt" style:font-size-asian="20pt" style:font-size-complex="20pt"/>
    </style:style>
    <style:style style:name="T5" style:family="text">
      <style:text-properties fo:font-family="'Lucida Console'" style:font-family-generic="modern" style:font-pitch="fixed" fo:font-size="24pt" style:font-size-asian="24pt" style:font-size-complex="24pt"/>
    </style:style>
    <style:style style:name="T6" style:family="text">
      <style:text-properties fo:font-family="'Lucida Console'" style:font-family-generic="modern" style:font-pitch="fixed"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family="Arial" style:font-family-generic="swiss" style:font-pitch="variable" fo:font-size="24pt" style:font-size-asian="24pt" style:font-size-complex="24pt"/>
    </style:style>
    <style:style style:name="T8" style:family="text">
      <style:text-properties fo:font-family="'Lucida Console'" style:font-family-generic="modern" style:font-pitch="fixed" fo:font-size="20pt" fo:font-style="normal" style:font-size-asian="20pt" style:font-style-asian="normal" style:font-size-complex="20pt" style:font-style-complex="normal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family="Arial" style:font-family-generic="swiss" style:font-pitch="variable" fo:font-size="28pt" style:font-size-asian="28pt" style:font-size-complex="28pt"/>
    </style:style>
    <style:style style:name="T12" style:family="text">
      <style:text-properties fo:font-family="'Lucida Console'" style:font-family-generic="modern" style:font-pitch="fixed" fo:font-size="28pt" style:font-size-asian="28pt" style:font-size-complex="28pt"/>
    </style:style>
    <style:style style:name="T13" style:family="text">
      <style:text-properties fo:font-family="Arial" style:font-family-generic="swiss" style:font-pitch="variable" fo:font-size="32pt" style:font-size-asian="32pt" style:font-size-complex="32pt"/>
    </style:style>
    <style:style style:name="T14" style:family="text">
      <style:text-properties fo:font-family="Arial" style:font-family-generic="swiss" style:font-pitch="variable" fo:font-size="8pt" style:font-size-asian="8pt" style:font-size-complex="8pt"/>
    </style:style>
    <style:style style:name="T15" style:family="text">
      <style:text-properties fo:font-family="'Lucida Console'" style:font-family-generic="modern" style:font-pitch="fixed" fo:font-size="18pt" style:font-size-asian="18pt" style:font-size-complex="18pt"/>
    </style:style>
    <style:style style:name="T16" style:family="text">
      <style:text-properties fo:color="#008000" fo:font-family="'Lucida Console'" style:font-family-generic="modern" style:font-pitch="fixed" fo:font-size="18pt" style:font-size-asian="18pt" style:font-size-complex="18pt"/>
    </style:style>
    <style:style style:name="T17" style:family="text">
      <style:text-properties fo:font-size="30pt" style:font-size-asian="30pt" style:font-size-complex="30pt"/>
    </style:style>
    <style:style style:name="T18" style:family="text">
      <style:text-properties fo:font-family="'Lucida Console'" style:font-family-generic="modern" style:font-pitch="fixed" fo:font-size="26pt" style:font-size-asian="26pt" style:font-size-complex="26pt"/>
    </style:style>
    <style:style style:name="T19" style:family="text">
      <style:text-properties fo:font-family="'Lucida Console'" style:font-family-generic="modern" style:font-pitch="fixed" fo:font-weight="bold" style:font-weight-asian="bold" style:font-weight-complex="bold"/>
    </style:style>
    <style:style style:name="T20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21" style:family="text">
      <style:text-properties fo:font-family="'Lucida Console'" style:font-family-generic="modern" style:font-pitch="fixed" fo:font-size="36pt" style:font-size-asian="36pt" style:font-size-complex="36pt"/>
    </style:style>
    <style:style style:name="T22" style:family="text">
      <style:text-properties fo:color="#0000ff" fo:font-family="'Lucida Console'" style:font-family-generic="modern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Scope of Objects and Variables</text:span></text:p>
            <text:p><text:span text:style-name="T2"/></text:p>
            <text:p><text:span text:style-name="T2"/></text:p>
            <text:p><text:span text:style-name="T2"/></text:p>
            <text:p><text:span text:style-name="T2">University of Mount Union</text:span></text:p>
            <text:p><text:span text:style-name="T2"/></text:p>
            <text:p><text:span text:style-name="T2">CSC 120</text:span></text:p>
            <text:p><text:span text:style-name="T2"/></text:p>
            <text:p><text:span text:style-name="T2">Lecture 3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the scope of an object?</text:p>
          </draw:text-box>
        </draw:frame>
        <draw:frame presentation:style-name="pr5" draw:layer="layout" svg:width="25.199cm" svg:height="14.313cm" svg:x="1.4cm" svg:y="4.914cm" presentation:class="outline" presentation:user-transformed="true">
          <draw:text-box>
            <text:list text:style-name="L2">
              <text:list-item>
                <text:p>The term “scope” in programming languages refers to the part of the program in which an object can be accessed or referred to</text:p>
                <text:list>
                  <text:list-item>
                    <text:list>
                      <text:list-item>
                        <text:p>object in this sense means a variable, a parameter, a property in a class definition, etc.</text:p>
                      </text:list-item>
                    </text:list>
                  </text:list-item>
                </text:list>
                <text:p/>
              </text:list-item>
              <text:list-item>
                <text:p>It is determined by where the object is declared</text:p>
                <text:p/>
              </text:list-item>
              <text:list-item>
                <text:p>Objects may only be accessed in the same block in which they are decla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s of Scope</text:p>
          </draw:text-box>
        </draw:frame>
        <draw:frame presentation:style-name="pr5" draw:layer="layout" svg:width="25.199cm" svg:height="14.177cm" svg:x="1.4cm" svg:y="4.914cm" presentation:class="outline" presentation:user-transformed="true">
          <draw:text-box>
            <text:list text:style-name="L2">
              <text:list-item>
                <text:p><text:span text:style-name="T3">Class-level scope:</text:span></text:p>
                <text:list>
                  <text:list-item>
                    <text:p>Object is declared in a class but OUTSIDE of any method body</text:p>
                  </text:list-item>
                  <text:list-item>
                    <text:p>Objects with class-level scope exist everywhere in the class (and may be accessed in any method)</text:p>
                    <text:p/>
                  </text:list-item>
                  <text:list-item>
                    <text:p>These object declarations may start with a scope keyword:</text:p>
                    <text:list>
                      <text:list-item>
                        <text:p><text:span text:style-name="T4">private :</text:span> <text:s/>cannot be accessed directly by name from <text:s text:c="23"/>another class (only with getters and setters)</text:p>
                      </text:list-item>
                      <text:list-item>
                        <text:p>other scope keywords: <text:s/><text:span text:style-name="T4">public</text:span>, <text:span text:style-name="T4">protect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s of Scope - 2</text:p>
          </draw:text-box>
        </draw:frame>
        <draw:frame presentation:style-name="pr7" draw:layer="layout" svg:width="25.199cm" svg:height="24.863cm" svg:x="1.4cm" svg:y="4.914cm" presentation:class="outline" presentation:user-transformed="true">
          <draw:text-box>
            <text:list text:style-name="L2">
              <text:list-item>
                <text:p><text:span text:style-name="T3">Local (or method-level) scope:</text:span></text:p>
                <text:list>
                  <text:list-item>
                    <text:p>Object is declared in a method of a class, but outside a block defined with { } inside the method</text:p>
                    <text:list>
                      <text:list-item>
                        <text:p>this can either be a parameter of the method or a variable/object declared in the body of the method</text:p>
                      </text:list-item>
                    </text:list>
                  </text:list-item>
                  <text:list-item>
                    <text:p>Objects with local scope only exist in the method in which they are defined</text:p>
                    <text:p/>
                  </text:list-item>
                  <text:list-item>
                    <text:p>These object declarations MAY NOT start with a scope keyword, such as <text:span text:style-name="T5">private</text:span>, <text:span text:style-name="T5">public</text:span>, etc.:</text:p>
                    <text:list>
                      <text:list-item>
                        <text:p>Format is simply: <text:s text:c="7"/><text:span text:style-name="T6">DataType <text:s/>objectName</text:span><text:span text:style-name="T4">;</text:span></text:p>
                      </text:list-item>
                      <text:list-item>
                        <text:p><text:span text:style-name="T7">Example: <text:s text:c="7"/></text:span><text:span text:style-name="T8">Double atomicWeight, tensileStrength</text:span><text:span text:style-name="T4">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s of Scope - 3</text:p>
          </draw:text-box>
        </draw:frame>
        <draw:frame presentation:style-name="pr8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3">Block-level scope:</text:span></text:p>
                <text:list>
                  <text:list-item>
                    <text:p>Object is declared inside a block defined with { } inside a method</text:p>
                    <text:list>
                      <text:list-item>
                        <text:p>Typically the body of an if statement, an else statement, or a loop</text:p>
                      </text:list-item>
                      <text:list-item>
                        <text:p>Can also be in the heading of a for loop (first part, or initialization part)</text:p>
                      </text:list-item>
                    </text:list>
                  </text:list-item>
                  <text:list-item>
                    <text:p>Objects with block scope only exist in the block in which they are defined</text:p>
                  </text:list-item>
                  <text:list-item>
                    <text:p>Such object declarations MAY NOT start with a scope keyword, such as <text:span text:style-name="T5">private</text:span>, <text:span text:style-name="T5">public</text:span>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 example</text:p>
          </draw:text-box>
        </draw:frame>
        <draw:frame presentation:style-name="pr5" draw:layer="layout" svg:width="25.199cm" svg:height="14.7cm" svg:x="1.4cm" svg:y="4.914cm" presentation:class="outline" presentation:user-transformed="true">
          <draw:text-box>
            <text:list text:style-name="L2">
              <text:list-item>
                <text:p>This code contains an error. <text:s/>Why?</text:p>
                <text:p><text:span text:style-name="T9"/></text:p>
                <text:p><text:span text:style-name="T10"><text:s text:c="4"/></text:span><text:span text:style-name="T10">p</text:span><text:span text:style-name="T4">ublic void someMethod( ) {</text:span></text:p>
                <text:p><text:span text:style-name="T4"><text:s text:c="4"/></text:span><text:span text:style-name="T4">for ( Integer x = 1; x &lt;= 10; x++ ) {</text:span></text:p>
                <text:p><text:span text:style-name="T4"><text:s text:c="8"/></text:span><text:span text:style-name="T4">System.out.println("x = " + x);</text:span></text:p>
                <text:p><text:span text:style-name="T4"><text:s text:c="4"/></text:span><text:span text:style-name="T4">}</text:span></text:p>
                <text:p><text:span text:style-name="T4"><text:s text:c="4"/></text:span><text:span text:style-name="T4">System.out.println("Exited because x = " + x);</text:span></text:p>
                <text:p><text:span text:style-name="T4"><text:s text:c="2"/></text:span><text:span text:style-name="T4">} // end of someMethod</text:span></text:p>
                <text:p/>
                <text:p><text:s text:c="2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 example</text:p>
          </draw:text-box>
        </draw:frame>
        <draw:frame presentation:style-name="pr5" draw:layer="layout" svg:width="25.199cm" svg:height="14.791cm" svg:x="1.4cm" svg:y="4.914cm" presentation:class="outline" presentation:user-transformed="true">
          <draw:text-box>
            <text:list text:style-name="L2">
              <text:list-item>
                <text:p>This code contains an error. <text:s/>Why?</text:p>
                <text:p><text:span text:style-name="T9"/></text:p>
                <text:p><text:span text:style-name="T10"><text:s text:c="4"/></text:span><text:span text:style-name="T10">p</text:span><text:span text:style-name="T4">ublic void someMethod( ) {</text:span></text:p>
                <text:p><text:span text:style-name="T4"><text:s text:c="4"/></text:span><text:span text:style-name="T4">for ( Integer x = 1; x &lt;= 10; x++ ) {</text:span></text:p>
                <text:p><text:span text:style-name="T4"><text:s text:c="8"/></text:span><text:span text:style-name="T4">System.out.println("x = " + x);</text:span></text:p>
                <text:p><text:span text:style-name="T4"><text:s text:c="4"/></text:span><text:span text:style-name="T4">}</text:span></text:p>
                <text:p><text:span text:style-name="T4"><text:s text:c="4"/></text:span><text:span text:style-name="T4">System.out.println("Exited because x = " + x);</text:span></text:p>
                <text:p><text:span text:style-name="T4"><text:s text:c="2"/></text:span><text:span text:style-name="T4">} // end of someMethod</text:span></text:p>
              </text:list-item>
              <text:list-item>
                <text:p><text:span text:style-name="T11">Here, we are attempting to access a block-level variable outside the block in which it is defined (x only exists in the for loop</text:span></text:p>
              </text:list-item>
              <text:list-item>
                <text:p><text:span text:style-name="T11">How can this error be fixed?</text:span><text:span text:style-name="T12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 example</text:p>
          </draw:text-box>
        </draw:frame>
        <draw:frame presentation:style-name="pr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The solution: <text:s/>use local scope for x</text:p>
                <text:p><text:span text:style-name="T9"/></text:p>
                <text:p><text:span text:style-name="T10"><text:s text:c="4"/></text:span><text:span text:style-name="T10">p</text:span><text:span text:style-name="T4">ublic void someMethod( ) {</text:span></text:p>
                <text:p><text:span text:style-name="T4"><text:s text:c="4"/></text:span><text:span text:style-name="T4">Integer x; <text:s/>// local scope; exists in entire method</text:span></text:p>
                <text:p><text:span text:style-name="T4"><text:s text:c="4"/></text:span><text:span text:style-name="T4">for ( x = 1; x &lt;= 10; x++ ) {</text:span></text:p>
                <text:p><text:span text:style-name="T4"><text:s text:c="8"/></text:span><text:span text:style-name="T4">System.out.println("x = " + x);</text:span></text:p>
                <text:p><text:span text:style-name="T4"><text:s text:c="4"/></text:span><text:span text:style-name="T4">}</text:span></text:p>
                <text:p><text:span text:style-name="T4"><text:s text:c="4"/></text:span><text:span text:style-name="T4">System.out.println("Exited because x = " + x);</text:span></text:p>
                <text:p><text:span text:style-name="T4"><text:s text:c="2"/></text:span><text:span text:style-name="T4">} // end of someMethod</text:span></text:p>
                <text:p><text:span text:style-name="T9"/></text:p>
              </text:list-item>
              <text:list-item>
                <text:p>Notice that first part of for loop is NOT <text:s text:c="21"/><text:span text:style-name="T4">Integer x = 1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ct Naming Rules</text:p>
          </draw:text-box>
        </draw:frame>
        <draw:frame presentation:style-name="pr5" draw:layer="layout" svg:width="25.199cm" svg:height="14.185cm" svg:x="1.4cm" svg:y="4.914cm" presentation:class="outline" presentation:user-transformed="true">
          <draw:text-box>
            <text:list text:style-name="L2">
              <text:list-item>
                <text:p>Remember that every object must have a unique name</text:p>
                <text:list>
                  <text:list-item>
                    <text:list>
                      <text:list-item>
                        <text:p>so no two objects can have the same name</text:p>
                      </text:list-item>
                      <text:list-item>
                        <text:p>Important: <text:s/>this rule only applies to objects that are IN THE SAME SCOPE</text:p>
                        <text:p><text:span text:style-name="T9"/></text:p>
                      </text:list-item>
                    </text:list>
                  </text:list-item>
                </text:list>
                <text:p>Objects in different scopes can have the same names</text:p>
                <text:list>
                  <text:list-item>
                    <text:list>
                      <text:list-item>
                        <text:p>for example, a local variable with the same name as a class-level property</text:p>
                        <text:p><text:span text:style-name="T9"/></text:p>
                      </text:list-item>
                    </text:list>
                  </text:list-item>
                </text:list>
              </text:list-item>
              <text:list-item>
                <text:p>This fact can lead to some tricky situations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ame name, different scope</text:p>
          </draw:text-box>
        </draw:frame>
        <draw:frame presentation:style-name="pr10" draw:layer="layout" svg:width="25.199cm" svg:height="16.932cm" svg:x="1.4cm" svg:y="3.81cm" presentation:class="outline" presentation:user-transformed="true">
          <draw:text-box>
            <text:list text:style-name="L2">
              <text:list-item>
                <text:p>Consider this example.</text:p>
                <text:p text:style-name="P2"><text:span text:style-name="T9"/></text:p>
                <text:p text:style-name="P2"><text:span text:style-name="T4">public class MUPanel {</text:span></text:p>
                <text:p text:style-name="P2"><text:span text:style-name="T4"><text:s text:c="2"/></text:span><text:span text:style-name="T4">Double tax = 0.07;</text:span></text:p>
                <text:p text:style-name="P2"><text:span text:style-name="T4"/></text:p>
                <text:p text:style-name="P2"><text:span text:style-name="T4"><text:s text:c="2"/></text:span><text:span text:style-name="T4">public MUPanel() {</text:span></text:p>
                <text:p text:style-name="P2"><text:span text:style-name="T4"><text:s text:c="6"/></text:span><text:span text:style-name="T4">Double amtDue = calculateCost(100.00);</text:span></text:p>
                <text:p text:style-name="P2"><text:span text:style-name="T4"><text:s text:c="6"/></text:span><text:span text:style-name="T4">System.out.println( "You owe $"</text:span></text:p>
                <text:p text:style-name="P2"><text:span text:style-name="T4"><text:s text:c="13"/></text:span><text:span text:style-name="T4">+ amtDue + " using a tax rate of "</text:span></text:p>
                <text:p text:style-name="P2"><text:span text:style-name="T4"><text:s text:c="13"/></text:span><text:span text:style-name="T4">+ tax );</text:span></text:p>
                <text:p text:style-name="P2"><text:span text:style-name="T4"><text:s text:c="2"/></text:span><text:span text:style-name="T4">} // end of constructor</text:span></text:p>
                <text:p text:style-name="P2"><text:span text:style-name="T4"/></text:p>
                <text:p text:style-name="P2"><text:span text:style-name="T4"><text:s text:c="2"/></text:span><text:span text:style-name="T4">public Double calculateCost(Double beforeTaxAmt) {</text:span></text:p>
                <text:p text:style-name="P2"><text:span text:style-name="T4"><text:s text:c="6"/></text:span><text:span text:style-name="T4">Double tax = 0.10;</text:span></text:p>
                <text:p text:style-name="P2"><text:span text:style-name="T4"><text:s text:c="6"/></text:span><text:span text:style-name="T4">Double total;</text:span></text:p>
                <text:p text:style-name="P2"><text:span text:style-name="T4"><text:s text:c="6"/></text:span><text:span text:style-name="T4">total = beforeTaxAmt + beforeTaxAmt*tax;</text:span></text:p>
                <text:p text:style-name="P2"><text:span text:style-name="T4"><text:s text:c="6"/></text:span><text:span text:style-name="T4">return total;</text:span></text:p>
                <text:p text:style-name="P2"><text:span text:style-name="T4"><text:s text:c="2"/></text:span><text:span text:style-name="T4">} // end of calculateCost</text:span></text:p>
                <text:p text:style-name="P2"><text:span text:style-name="T4"/></text:p>
                <text:p text:style-name="P2"><text:span text:style-name="T4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ame name, different scope</text:p>
          </draw:text-box>
        </draw:frame>
        <draw:frame presentation:style-name="pr10" draw:layer="layout" svg:width="25.199cm" svg:height="16.932cm" svg:x="1.4cm" svg:y="3.81cm" presentation:class="outline" presentation:user-transformed="true">
          <draw:text-box>
            <text:list text:style-name="L2">
              <text:list-item>
                <text:p>Output produced by the previous code:</text:p>
                <text:p text:style-name="P2"><text:span text:style-name="T9"/></text:p>
                <text:p text:style-name="P2"><text:span text:style-name="T4">You owe $110.00 using a tax rate of 0.07</text:span></text:p>
                <text:p text:style-name="P2"><text:span text:style-name="T4"/></text:p>
                <text:p text:style-name="P2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ame name, different scope</text:p>
          </draw:text-box>
        </draw:frame>
        <draw:frame presentation:style-name="pr10" draw:layer="layout" svg:width="25.199cm" svg:height="16.932cm" svg:x="1.4cm" svg:y="3.81cm" presentation:class="outline" presentation:user-transformed="true">
          <draw:text-box>
            <text:list text:style-name="L2">
              <text:list-item>
                <text:p>Output produced by the previous code:</text:p>
                <text:p text:style-name="P2"><text:span text:style-name="T9"/></text:p>
                <text:p text:style-name="P2"><text:span text:style-name="T4">You owe $110.00 using a tax rate of 0.07</text:span></text:p>
                <text:p text:style-name="P2"><text:span text:style-name="T4"/></text:p>
              </text:list-item>
              <text:list-item>
                <text:p text:style-name="P2"><text:span text:style-name="T13">The issue is two variables with different scopes that have the same name</text:span></text:p>
                <text:list>
                  <text:list-item>
                    <text:list>
                      <text:list-item>
                        <text:p><text:span text:style-name="T7">A class-level property named tax with a value of 0.07</text:span></text:p>
                      </text:list-item>
                      <text:list-item>
                        <text:p><text:span text:style-name="T7">A local variable named tax with a value of 0.10</text:span></text:p>
                        <text:p><text:span text:style-name="T14"/></text:p>
                      </text:list-item>
                    </text:list>
                  </text:list-item>
                </text:list>
              </text:list-item>
              <text:list-item>
                <text:p><text:span text:style-name="T13">Inside the calculateCost method, a reference to tax resolves to the local object, not the class-level one</text:span></text:p>
              </text:list-item>
              <text:list-item>
                <text:p><text:span text:style-name="T13">References ALWAYS refer to the object with the “smallest” or “closest” scop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meter Names in Constructors and Setters</text:p>
          </draw:text-box>
        </draw:frame>
        <draw:frame presentation:style-name="pr11" draw:layer="layout" svg:width="25.199cm" svg:height="15.671cm" svg:x="1.27cm" svg:y="4.445cm" presentation:class="outline" presentation:user-transformed="true">
          <draw:text-box>
            <text:list text:style-name="L2">
              <text:list-item>
                <text:p>This is why we have used different names for the parameters in our Constructor and Setter methods so far this semester:</text:p>
                <text:p text:style-name="P2"><text:span text:style-name="T9"/></text:p>
                <text:p text:style-name="P2"><text:span text:style-name="T15">public class Dog {</text:span></text:p>
                <text:p text:style-name="P2"><text:span text:style-name="T15"><text:s text:c="2"/></text:span><text:span text:style-name="T15">String </text:span><text:span text:style-name="T16">name</text:span><text:span text:style-name="T15">, </text:span><text:span text:style-name="T16">breed</text:span><text:span text:style-name="T15">;</text:span></text:p>
                <text:p text:style-name="P2"><text:span text:style-name="T15"><text:s text:c="2"/></text:span><text:span text:style-name="T15">Integer </text:span><text:span text:style-name="T16">age</text:span><text:span text:style-name="T15">, </text:span><text:span text:style-name="T16">weight</text:span><text:span text:style-name="T15">;</text:span></text:p>
                <text:p text:style-name="P2"><text:span text:style-name="T15"/></text:p>
                <text:p text:style-name="P2"><text:span text:style-name="T15"><text:s text:c="2"/></text:span><text:span text:style-name="T15">public Dog(String n, String b, int a, int w) {</text:span></text:p>
                <text:p text:style-name="P2"><text:span text:style-name="T15"><text:s text:c="6"/></text:span><text:span text:style-name="T16">name</text:span><text:span text:style-name="T15"> = n;</text:span></text:p>
                <text:p text:style-name="P2"><text:span text:style-name="T15"><text:s text:c="6"/></text:span><text:span text:style-name="T16">breed</text:span><text:span text:style-name="T15"> = b;</text:span></text:p>
                <text:p text:style-name="P2"><text:span text:style-name="T15"><text:s text:c="6"/></text:span><text:span text:style-name="T16">age</text:span><text:span text:style-name="T15"> = a;</text:span></text:p>
                <text:p text:style-name="P2"><text:span text:style-name="T15"><text:s text:c="6"/></text:span><text:span text:style-name="T16">weight</text:span><text:span text:style-name="T15"> = w;</text:span></text:p>
                <text:p text:style-name="P2"><text:span text:style-name="T15"><text:s text:c="2"/></text:span><text:span text:style-name="T15">} // end of constructor</text:span></text:p>
                <text:p text:style-name="P2"><text:span text:style-name="T15"/></text:p>
                <text:p text:style-name="P2"><text:span text:style-name="T15"><text:s text:c="2"/></text:span><text:span text:style-name="T15">public void setWeight(int w) {</text:span></text:p>
                <text:p text:style-name="P2"><text:span text:style-name="T15"><text:s text:c="6"/></text:span><text:span text:style-name="T16">weight</text:span><text:span text:style-name="T15"> = w;</text:span></text:p>
                <text:p text:style-name="P2"><text:span text:style-name="T15"><text:s text:c="2"/></text:span><text:span text:style-name="T15">} // end of setWeight</text:span></text:p>
                <text:p text:style-name="P2"><text:span text:style-name="T15">} // end of class Do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meter Names in Constructors and Setters</text:p>
          </draw:text-box>
        </draw:frame>
        <draw:frame presentation:style-name="pr11" draw:layer="layout" svg:width="25.199cm" svg:height="15.662cm" svg:x="1.27cm" svg:y="4.445cm" presentation:class="outline" presentation:user-transformed="true">
          <draw:text-box>
            <text:list text:style-name="L2">
              <text:list-item>
                <text:p>If we tried to use the same names for the properties and the parameters, it wouldn't work:</text:p>
                <text:p text:style-name="P2"><text:span text:style-name="T9"/></text:p>
                <text:p text:style-name="P2"><text:span text:style-name="T15">public class Dog {</text:span></text:p>
                <text:p text:style-name="P2"><text:span text:style-name="T15"><text:s text:c="2"/></text:span><text:span text:style-name="T15">String </text:span><text:span text:style-name="T16">name</text:span><text:span text:style-name="T15">, </text:span><text:span text:style-name="T16">breed</text:span><text:span text:style-name="T15">;</text:span></text:p>
                <text:p text:style-name="P2"><text:span text:style-name="T15"><text:s text:c="2"/></text:span><text:span text:style-name="T15">Integer </text:span><text:span text:style-name="T16">age</text:span><text:span text:style-name="T15">, </text:span><text:span text:style-name="T16">weight</text:span><text:span text:style-name="T15">;</text:span></text:p>
                <text:p text:style-name="P2"><text:span text:style-name="T15"/></text:p>
                <text:p text:style-name="P2"><text:span text:style-name="T15"><text:s text:c="2"/></text:span><text:span text:style-name="T15">public Dog(String name, String breed, int age, int weight) {</text:span></text:p>
                <text:p text:style-name="P2"><text:span text:style-name="T15"><text:s text:c="6"/></text:span><text:span text:style-name="T15">name = name;</text:span></text:p>
                <text:p text:style-name="P2"><text:span text:style-name="T15"><text:s text:c="6"/></text:span><text:span text:style-name="T15">breed = breed;</text:span></text:p>
                <text:p text:style-name="P2"><text:span text:style-name="T15"><text:s text:c="6"/></text:span><text:span text:style-name="T15">age = age;</text:span></text:p>
                <text:p text:style-name="P2"><text:span text:style-name="T15"><text:s text:c="6"/></text:span><text:span text:style-name="T15">weight = weight;</text:span></text:p>
                <text:p text:style-name="P2"><text:span text:style-name="T15"><text:s text:c="2"/></text:span><text:span text:style-name="T15">} // end of constructor</text:span></text:p>
                <text:p text:style-name="P2"><text:span text:style-name="T15"/></text:p>
                <text:p text:style-name="P2"><text:span text:style-name="T15"><text:s text:c="2"/></text:span><text:span text:style-name="T15">public void setWeight(int weight) {</text:span></text:p>
                <text:p text:style-name="P2"><text:span text:style-name="T15"><text:s text:c="6"/></text:span><text:span text:style-name="T15">weight = weight;</text:span></text:p>
                <text:p text:style-name="P2"><text:span text:style-name="T15"><text:s text:c="2"/></text:span><text:span text:style-name="T15">} // end of setWeight</text:span></text:p>
                <text:p text:style-name="P2"><text:span text:style-name="T15"/></text:p>
                <text:p text:style-name="P2"><text:span text:style-name="T15">} // end of class Do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meter Names in Constructors and Setters</text:p>
          </draw:text-box>
        </draw:frame>
        <draw:frame presentation:style-name="pr5" draw:layer="layout" svg:width="25.199cm" svg:height="15.863cm" svg:x="1.369cm" svg:y="4.514cm" presentation:class="outline" presentation:user-transformed="true">
          <draw:text-box>
            <text:list text:style-name="L2">
              <text:list-item>
                <text:p><text:span text:style-name="T17">The problem with a statement such as </text:span></text:p>
                <text:p><text:span text:style-name="T18"><text:s text:c="10"/></text:span><text:span text:style-name="T18">breed = breed;</text:span></text:p>
                <text:p><text:span text:style-name="T17">is that the system has no way to know that we want the parameter to be on the r.h.s. of the assignment and the class-level property to be on the l.h.s. of the assignment</text:span></text:p>
              </text:list-item>
              <text:list-item>
                <text:p><text:span text:style-name="T17">The rule is that we use the “most local” object when resolving a name, so both sides of the assignment use the parameter, and nothing is stored in the properties of the class</text:span></text:p>
              </text:list-item>
              <text:list-item>
                <text:p><text:span text:style-name="T17">We need new notation to allow us to access the properties on the l.h.s. in this situ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ecial Notation for accessing class-level objects anywher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ftentimes, we will want to access a class-level property or object in a method that has a local variable with the same name</text:p>
                <text:p/>
              </text:list-item>
              <text:list-item>
                <text:p>To do that, we use the <text:span text:style-name="T19">this</text:span> keyword</text:p>
                <text:list>
                  <text:list-item>
                    <text:list>
                      <text:list-item>
                        <text:p>Precede the name of the class-level object with <text:span text:style-name="T19">this.</text:span></text:p>
                      </text:list-item>
                      <text:list-item>
                        <text:p><text:span text:style-name="T20">Such references always access the class-level object</text:span></text:p>
                      </text:list-item>
                      <text:list-item>
                        <text:p><text:span text:style-name="T20">A way to overcome the naming conflict</text:span></text:p>
                      </text:list-item>
                      <text:list-item>
                        <text:p><text:span text:style-name="T9"/></text:p>
                      </text:list-item>
                    </text:list>
                  </text:list-item>
                </text:list>
                <text:p>This is very useful in constructors and setters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21">this.</text:span> is the solution to this problem!</text:p>
          </draw:text-box>
        </draw:frame>
        <draw:frame presentation:style-name="pr11" draw:layer="layout" svg:width="25.199cm" svg:height="15.662cm" svg:x="1.27cm" svg:y="4.445cm" presentation:class="outline" presentation:user-transformed="true">
          <draw:text-box>
            <text:list text:style-name="L2">
              <text:list-item>
                <text:p>same names for the properties and the parameters, not a problem when we use <text:span text:style-name="T18">this.</text:span>:</text:p>
                <text:p text:style-name="P2"><text:span text:style-name="T9"/></text:p>
                <text:p text:style-name="P2"><text:span text:style-name="T15">public class Dog {</text:span></text:p>
                <text:p text:style-name="P2"><text:span text:style-name="T15"><text:s text:c="2"/></text:span><text:span text:style-name="T15">String </text:span><text:span text:style-name="T16">name</text:span><text:span text:style-name="T15">, </text:span><text:span text:style-name="T16">breed</text:span><text:span text:style-name="T15">;</text:span></text:p>
                <text:p text:style-name="P2"><text:span text:style-name="T15"><text:s text:c="2"/></text:span><text:span text:style-name="T15">Integer </text:span><text:span text:style-name="T16">age</text:span><text:span text:style-name="T15">, </text:span><text:span text:style-name="T16">weight</text:span><text:span text:style-name="T15">;</text:span></text:p>
                <text:p text:style-name="P2"><text:span text:style-name="T15"/></text:p>
                <text:p text:style-name="P2"><text:span text:style-name="T15"><text:s text:c="2"/></text:span><text:span text:style-name="T15">public Dog(String name, String breed, int age, int weight) {</text:span></text:p>
                <text:p text:style-name="P2"><text:span text:style-name="T15"><text:s text:c="6"/></text:span><text:span text:style-name="T22">this</text:span><text:span text:style-name="T15">.</text:span><text:span text:style-name="T16">name</text:span><text:span text:style-name="T15"> = name;</text:span></text:p>
                <text:p text:style-name="P2"><text:span text:style-name="T15"><text:s text:c="6"/></text:span><text:span text:style-name="T22">this</text:span><text:span text:style-name="T15">.</text:span><text:span text:style-name="T16">breed</text:span><text:span text:style-name="T15"> = breed;</text:span></text:p>
                <text:p text:style-name="P2"><text:span text:style-name="T15"><text:s text:c="6"/></text:span><text:span text:style-name="T22">this</text:span><text:span text:style-name="T15">.</text:span><text:span text:style-name="T16">age</text:span><text:span text:style-name="T15"> = age;</text:span></text:p>
                <text:p text:style-name="P2"><text:span text:style-name="T15"><text:s text:c="6"/></text:span><text:span text:style-name="T22">this</text:span><text:span text:style-name="T15">.</text:span><text:span text:style-name="T16">weight</text:span><text:span text:style-name="T15"> = weight;</text:span></text:p>
                <text:p text:style-name="P2"><text:span text:style-name="T15"><text:s text:c="2"/></text:span><text:span text:style-name="T15">} // end of constructor</text:span></text:p>
                <text:p text:style-name="P2"><text:span text:style-name="T15"/></text:p>
                <text:p text:style-name="P2"><text:span text:style-name="T15"><text:s text:c="2"/></text:span><text:span text:style-name="T15">public void setWeight(int weight) {</text:span></text:p>
                <text:p text:style-name="P2"><text:span text:style-name="T15"><text:s text:c="6"/></text:span><text:span text:style-name="T22">this</text:span><text:span text:style-name="T15">.</text:span><text:span text:style-name="T16">weight</text:span><text:span text:style-name="T15"> = weight;</text:span></text:p>
                <text:p text:style-name="P2"><text:span text:style-name="T15"><text:s text:c="2"/></text:span><text:span text:style-name="T15">} // end of setWeight</text:span></text:p>
                <text:p text:style-name="P2"><text:span text:style-name="T15"/></text:p>
                <text:p text:style-name="P2"><text:span text:style-name="T15">} // end of class Do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ither style is acceptabl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Using the same names for parameters and properties (which requires the use of <text:span text:style-name="T18">this.</text:span>) was not shown earlier this semester because of complexity and possible confusion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ither style is acceptable</text:p>
          </draw:text-box>
        </draw:frame>
        <draw:frame presentation:style-name="pr5" draw:layer="layout" svg:width="25.199cm" svg:height="14cm" svg:x="1.4cm" svg:y="4.914cm" presentation:class="outline" presentation:user-transformed="true">
          <draw:text-box>
            <text:list text:style-name="L2">
              <text:list-item>
                <text:p text:style-name="P3">Using the same names for parameters and properties (which requires the use of <text:span text:style-name="T18">this.</text:span>) was not shown earlier this semester because of complexity and confusion</text:p>
              </text:list-item>
              <text:list-item>
                <text:p>Why show it now?</text:p>
                <text:list>
                  <text:list-item>
                    <text:list>
                      <text:list-item>
                        <text:p>NetBeans has a feature that we will use in Lab # 9 next time that is very convenient, but uses <text:span text:style-name="T4">this.</text:span> notation</text:p>
                      </text:list-item>
                      <text:list-item>
                        <text:p text:style-name="P3"><text:span text:style-name="T20">So to use this feature, you need to understand this other not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20">Believe me, you'll thank me once you see it.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lase Cindric</meta:initial-creator>
    <meta:creation-date>2024-04-02T08:48:31.22</meta:creation-date>
    <meta:editing-duration>PT1H40M12S</meta:editing-duration>
    <meta:editing-cycles>16</meta:editing-cycles>
    <dc:date>2024-04-02T23:22:47.87</dc:date>
    <dc:creator>Blase Cindric</dc:creator>
    <meta:generator>OpenOffice.org/3.3$Win32 OpenOffice.org_project/330m20$Build-9567</meta:generator>
    <meta:document-statistic meta:object-count="97"/>
  </office:meta>
</office:document-meta>
</file>